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6mm"/>
    </style:style>
    <style:style style:name="co3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5" style:family="table-cell" style:parent-style-name="Default">
      <style:table-cell-properties fo:background-color="#ff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2"/>
    <style:style style:name="ce14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ffff99"/>
    </style:style>
    <style:style style:name="ce4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ccff00"/>
    </style:style>
    <style:style style:name="ce23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2"/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ff9999"/>
    </style:style>
    <style:style style:name="ce28" style:family="table-cell" style:parent-style-name="Default">
      <style:table-cell-properties fo:background-color="#ffff99"/>
    </style:style>
    <style:style style:name="ce29" style:family="table-cell" style:parent-style-name="Default" style:data-style-name="N108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00ffff"/>
    </style:style>
  </office:automatic-styles>
  <office:body>
    <office:spreadsheet>
      <table:calculation-settings table:automatic-find-labels="false" table:use-regular-expressions="false" table:use-wildcards="true"/>
      <table:table table:name="Sin Tillas_Estado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_x=</text:p>
          </table:table-cell>
          <table:table-cell table:style-name="ce1" office:value-type="float" office:value="61.027" calcext:value-type="float">
            <text:p>61,027</text:p>
          </table:table-cell>
          <table:table-cell office:value-type="string" calcext:value-type="string">
            <text:p>cm^3</text:p>
          </table:table-cell>
          <table:table-cell office:value-type="string" calcext:value-type="string">
            <text:p>Perfil C180x70x25x3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y=</text:p>
          </table:table-cell>
          <table:table-cell table:style-name="ce1" office:value-type="float" office:value="15.882" calcext:value-type="float">
            <text:p>15,882</text:p>
          </table:table-cell>
          <table:table-cell office:value-type="string" calcext:value-type="string">
            <text:p>cm^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_x=</text:p>
          </table:table-cell>
          <table:table-cell table:style-name="ce1" office:value-type="float" office:value="549.239" calcext:value-type="float">
            <text:p>549,239</text:p>
          </table:table-cell>
          <table:table-cell office:value-type="string" calcext:value-type="string">
            <text:p>cm^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_y=</text:p>
          </table:table-cell>
          <table:table-cell table:style-name="ce1" office:value-type="float" office:value="75.347" calcext:value-type="float">
            <text:p>75,347</text:p>
          </table:table-cell>
          <table:table-cell office:value-type="string" calcext:value-type="string">
            <text:p>cm^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x =</text:p>
          </table:table-cell>
          <table:table-cell office:value-type="float" office:value="33302" calcext:value-type="float">
            <text:p>33302</text:p>
          </table:table-cell>
          <table:table-cell office:value-type="string" calcext:value-type="string">
            <text:p>sigma_x</text:p>
          </table:table-cell>
          <table:table-cell table:formula="of:=[.B6]/[.B1]" office:value-type="float" office:value="545.692890032281" calcext:value-type="float">
            <text:p>545,692890032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=</text:p>
          </table:table-cell>
          <table:table-cell office:value-type="float" office:value="8519" calcext:value-type="float">
            <text:p>8519</text:p>
          </table:table-cell>
          <table:table-cell office:value-type="string" calcext:value-type="string">
            <text:p>sigma_y</text:p>
          </table:table-cell>
          <table:table-cell table:formula="of:=[.B7]/[.B2]" office:value-type="float" office:value="536.393401334844" calcext:value-type="float">
            <text:p>536,393401334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ma_total</text:p>
          </table:table-cell>
          <table:table-cell table:formula="of:=+[.D6]+[.D7]" office:value-type="float" office:value="1082.08629136713" calcext:value-type="float">
            <text:p>1082,08629136713</text:p>
          </table:table-cell>
          <table:table-cell table:style-name="ce26" office:value-type="string" calcext:value-type="string">
            <text:p>&lt;</text:p>
          </table:table-cell>
          <table:table-cell table:style-name="ce26" office:value-type="float" office:value="1500" calcext:value-type="float">
            <text:p>150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3" office:value-type="string" calcext:value-type="string">
            <text:p>q_x</text:p>
          </table:table-cell>
          <table:table-cell table:style-name="ce23" office:value-type="string" calcext:value-type="string">
            <text:p>q_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2726" calcext:value-type="float">
            <text:p>0,2726</text:p>
          </table:table-cell>
          <table:table-cell office:value-type="float" office:value="1.0656" calcext:value-type="float">
            <text:p>1,06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2100000" calcext:value-type="float">
            <text:p>2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formula="of:=[.B4]" office:value-type="float" office:value="75.347" calcext:value-type="float">
            <text:p>75,347</text:p>
          </table:table-cell>
          <table:table-cell table:formula="of:=[.B3]" office:value-type="float" office:value="549.239" calcext:value-type="float">
            <text:p>549,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style-name="ce24" table:formula="of:=+(5/384)*([.B13]*[.B14]^4)/([.B15]*[.B16])" office:value-type="float" office:value="1.40203672226762" calcext:value-type="float">
            <text:p>1,40</text:p>
          </table:table-cell>
          <table:table-cell table:style-name="ce24" table:formula="of:=+(5/384)*([.C13]*[.C14]^4)/([.C15]*[.C16])" office:value-type="float" office:value="0.751851978048588" calcext:value-type="float">
            <text:p>0,7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_total =</text:p>
          </table:table-cell>
          <table:table-cell table:style-name="ce12" table:formula="of:=SQRT([.B17]^2+[.C17]^2)" office:value-type="float" office:value="1.59090803237727" calcext:value-type="float">
            <text:p>1,59</text:p>
          </table:table-cell>
          <table:table-cell table:style-name="ce26" office:value-type="string" calcext:value-type="string">
            <text:p>&lt;</text:p>
          </table:table-cell>
          <table:table-cell table:style-name="ce26" office:value-type="float" office:value="1.66" calcext:value-type="float">
            <text:p>1,66</text:p>
          </table:table-cell>
          <table:table-cell table:number-columns-repeated="2"/>
        </table:table-row>
      </table:table>
      <table:table table:name="Sin Tillas_Estado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_x=</text:p>
          </table:table-cell>
          <table:table-cell table:style-name="ce15" office:value-type="float" office:value="61.027" calcext:value-type="float">
            <text:p>61,027</text:p>
          </table:table-cell>
          <table:table-cell office:value-type="string" calcext:value-type="string">
            <text:p>cm^3</text:p>
          </table:table-cell>
          <table:table-cell office:value-type="string" calcext:value-type="string">
            <text:p>Perfil C180x70x25x3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y=</text:p>
          </table:table-cell>
          <table:table-cell table:style-name="ce15" office:value-type="float" office:value="15.882" calcext:value-type="float">
            <text:p>15,882</text:p>
          </table:table-cell>
          <table:table-cell office:value-type="string" calcext:value-type="string">
            <text:p>cm^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_x=</text:p>
          </table:table-cell>
          <table:table-cell table:style-name="ce15" office:value-type="float" office:value="549.239" calcext:value-type="float">
            <text:p>549,239</text:p>
          </table:table-cell>
          <table:table-cell office:value-type="string" calcext:value-type="string">
            <text:p>cm^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_y=</text:p>
          </table:table-cell>
          <table:table-cell table:style-name="ce15" office:value-type="float" office:value="75.347" calcext:value-type="float">
            <text:p>75,347</text:p>
          </table:table-cell>
          <table:table-cell office:value-type="string" calcext:value-type="string">
            <text:p>cm^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x =</text:p>
          </table:table-cell>
          <table:table-cell office:value-type="float" office:value="40759" calcext:value-type="float">
            <text:p>40759</text:p>
          </table:table-cell>
          <table:table-cell office:value-type="string" calcext:value-type="string">
            <text:p>sigma_x</text:p>
          </table:table-cell>
          <table:table-cell table:formula="of:=[.B6]/[.B1]" office:value-type="float" office:value="667.884706769135" calcext:value-type="float">
            <text:p>667,884706769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=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sigma_y</text:p>
          </table:table-cell>
          <table:table-cell table:formula="of:=[.B7]/[.B2]" office:value-type="float" office:value="68.0644755068631" calcext:value-type="float">
            <text:p>68,064475506863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ma_total</text:p>
          </table:table-cell>
          <table:table-cell table:formula="of:=+[.D6]+[.D7]" office:value-type="float" office:value="735.949182275998" calcext:value-type="float">
            <text:p>735,949182275998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float" office:value="1500" calcext:value-type="float">
            <text:p>150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q_x</text:p>
          </table:table-cell>
          <table:table-cell table:style-name="ce8" office:value-type="string" calcext:value-type="string">
            <text:p>q_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0.0346" calcext:value-type="float">
            <text:p>0,0346</text:p>
          </table:table-cell>
          <table:table-cell office:value-type="float" office:value="1.3043" calcext:value-type="float">
            <text:p>1,3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2100000" calcext:value-type="float">
            <text:p>2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formula="of:=[.B4]" office:value-type="float" office:value="75.347" calcext:value-type="float">
            <text:p>75,347</text:p>
          </table:table-cell>
          <table:table-cell table:formula="of:=[.B3]" office:value-type="float" office:value="549.239" calcext:value-type="float">
            <text:p>549,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style-name="ce9" table:formula="of:=+(5/384)*([.B13]*[.B14]^4)/([.B15]*[.B16])" office:value-type="float" office:value="0.177954771058179" calcext:value-type="float">
            <text:p>0,18</text:p>
          </table:table-cell>
          <table:table-cell table:style-name="ce9" table:formula="of:=+(5/384)*([.C13]*[.C14]^4)/([.C15]*[.C16])" office:value-type="float" office:value="0.920270772305531" calcext:value-type="float">
            <text:p>0,9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_total =</text:p>
          </table:table-cell>
          <table:table-cell table:style-name="ce9" table:formula="of:=SQRT([.B17]^2+[.C17]^2)" office:value-type="float" office:value="0.93731861973514" calcext:value-type="float">
            <text:p>0,94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float" office:value="1.66" calcext:value-type="float">
            <text:p>1,66</text:p>
          </table:table-cell>
          <table:table-cell table:number-columns-repeated="2"/>
        </table:table-row>
      </table:table>
      <table:table table:name="Con Tillas en el centro de la luz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_x=</text:p>
          </table:table-cell>
          <table:table-cell table:style-name="ce2" office:value-type="float" office:value="48.912" calcext:value-type="float">
            <text:p>48,912</text:p>
          </table:table-cell>
          <table:table-cell office:value-type="string" calcext:value-type="string">
            <text:p>cm^3</text:p>
          </table:table-cell>
          <table:table-cell table:style-name="ce6"/>
        </table:table-row>
        <table:table-row table:style-name="ro1">
          <table:table-cell office:value-type="string" calcext:value-type="string">
            <text:p>W_y=</text:p>
          </table:table-cell>
          <table:table-cell table:style-name="ce2" office:value-type="float" office:value="12.945" calcext:value-type="float">
            <text:p>12,945</text:p>
          </table:table-cell>
          <table:table-cell office:value-type="string" calcext:value-type="string">
            <text:p>cm^3</text:p>
          </table:table-cell>
          <table:table-cell table:style-name="ce6"/>
        </table:table-row>
        <table:table-row table:style-name="ro1">
          <table:table-cell office:value-type="string" calcext:value-type="string">
            <text:p>J_x=</text:p>
          </table:table-cell>
          <table:table-cell table:style-name="ce2" office:value-type="float" office:value="440.204" calcext:value-type="float">
            <text:p>440,204</text:p>
          </table:table-cell>
          <table:table-cell office:value-type="string" calcext:value-type="string">
            <text:p>cm^4</text:p>
          </table:table-cell>
          <table:table-cell table:style-name="ce6"/>
        </table:table-row>
        <table:table-row table:style-name="ro1">
          <table:table-cell office:value-type="string" calcext:value-type="string">
            <text:p>J_y=</text:p>
          </table:table-cell>
          <table:table-cell table:style-name="ce2" office:value-type="float" office:value="61.373" calcext:value-type="float">
            <text:p>61,373</text:p>
          </table:table-cell>
          <table:table-cell office:value-type="string" calcext:value-type="string">
            <text:p>cm^4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x =</text:p>
          </table:table-cell>
          <table:table-cell office:value-type="float" office:value="53050" calcext:value-type="float">
            <text:p>53050</text:p>
          </table:table-cell>
          <table:table-cell office:value-type="string" calcext:value-type="string">
            <text:p>sigma_x</text:p>
          </table:table-cell>
          <table:table-cell table:formula="of:=[.B6]/[.B1]" office:value-type="float" office:value="1084.60091593065" calcext:value-type="float">
            <text:p>1084,60091593065</text:p>
          </table:table-cell>
        </table:table-row>
        <table:table-row table:style-name="ro1">
          <table:table-cell office:value-type="string" calcext:value-type="string">
            <text:p>My =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igma_y</text:p>
          </table:table-cell>
          <table:table-cell table:formula="of:=[.B7]/[.B2]" office:value-type="float" office:value="27.3464658169177" calcext:value-type="float">
            <text:p>27,346465816917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igma_total</text:p>
          </table:table-cell>
          <table:table-cell table:formula="of:=+[.D6]+[.D7]" office:value-type="float" office:value="1111.94738174757" calcext:value-type="float">
            <text:p>1111,94738174757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3"/>
          <table:table-cell table:style-name="ce4" office:value-type="string" calcext:value-type="string">
            <text:p>q_y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/>
          <table:table-cell table:style-name="ce4" office:value-type="float" office:value="2.25" calcext:value-type="float">
            <text:p>2,250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/>
          <table:table-cell table:style-name="ce5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style-name="ce5" office:value-type="float" office:value="2100000" calcext:value-type="float">
            <text:p>21000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table:style-name="ce4" table:formula="of:=[.B3]" office:value-type="float" office:value="440.204" calcext:value-type="float">
            <text:p>440,20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3" office:value-type="float" office:value="0" calcext:value-type="float">
            <text:p>0</text:p>
          </table:table-cell>
          <table:table-cell table:style-name="ce14" table:formula="of:=+(5/384)*([.C13]*[.C14]^4)/([.C15]*[.C16])" office:value-type="float" office:value="1.98074257292398" calcext:value-type="float">
            <text:p>1,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_total =</text:p>
          </table:table-cell>
          <table:table-cell table:style-name="ce9" table:formula="of:=SQRT([.B17]^2+[.C17]^2)" office:value-type="float" office:value="1.98074257292398" calcext:value-type="float">
            <text:p>1,98</text:p>
          </table:table-cell>
          <table:table-cell table:number-columns-repeated="2"/>
        </table:table-row>
      </table:table>
      <table:table table:name="Correas de Pared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W_x=</text:p>
          </table:table-cell>
          <table:table-cell table:style-name="ce16" office:value-type="float" office:value="70.448" calcext:value-type="float">
            <text:p>70,448</text:p>
          </table:table-cell>
          <table:table-cell office:value-type="string" calcext:value-type="string">
            <text:p>cm^3</text:p>
          </table:table-cell>
          <table:table-cell table:style-name="ce32" office:value-type="string" calcext:value-type="string">
            <text:p>Perfil C 200x70x25x3,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_y=</text:p>
          </table:table-cell>
          <table:table-cell table:style-name="ce16" office:value-type="float" office:value="16.057" calcext:value-type="float">
            <text:p>16,057</text:p>
          </table:table-cell>
          <table:table-cell office:value-type="string" calcext:value-type="string">
            <text:p>cm^3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J_x=</text:p>
          </table:table-cell>
          <table:table-cell table:style-name="ce16" office:value-type="float" office:value="704.478" calcext:value-type="float">
            <text:p>704,478</text:p>
          </table:table-cell>
          <table:table-cell office:value-type="string" calcext:value-type="string">
            <text:p>cm^4</text:p>
          </table:table-cell>
          <table:table-cell table:style-name="ce32"/>
          <table:table-cell table:number-columns-repeated="2"/>
        </table:table-row>
        <table:table-row table:style-name="ro1">
          <table:table-cell office:value-type="string" calcext:value-type="string">
            <text:p>J_y=</text:p>
          </table:table-cell>
          <table:table-cell table:style-name="ce16" office:value-type="float" office:value="78.006" calcext:value-type="float">
            <text:p>78,006</text:p>
          </table:table-cell>
          <table:table-cell office:value-type="string" calcext:value-type="string">
            <text:p>cm^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x =</text:p>
          </table:table-cell>
          <table:table-cell office:value-type="float" office:value="80250" calcext:value-type="float">
            <text:p>80250</text:p>
          </table:table-cell>
          <table:table-cell office:value-type="string" calcext:value-type="string">
            <text:p>sigma_x</text:p>
          </table:table-cell>
          <table:table-cell table:formula="of:=[.B6]/[.B1]" office:value-type="float" office:value="1139.1380876675" calcext:value-type="float">
            <text:p>1139,1380876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 =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sigma_y</text:p>
          </table:table-cell>
          <table:table-cell table:formula="of:=[.B7]/[.B2]" office:value-type="float" office:value="326.96020427228" calcext:value-type="float">
            <text:p>326,9602042722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gma_total</text:p>
          </table:table-cell>
          <table:table-cell table:formula="of:=+[.D6]+[.D7]" office:value-type="float" office:value="1466.09829193978" calcext:value-type="float">
            <text:p>1466,09829193978</text:p>
          </table:table-cell>
          <table:table-cell table:style-name="ce26" office:value-type="string" calcext:value-type="string">
            <text:p>&lt;</text:p>
          </table:table-cell>
          <table:table-cell table:style-name="ce26" office:value-type="float" office:value="1500" calcext:value-type="float">
            <text:p>150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9" office:value-type="string" calcext:value-type="string">
            <text:p>q_x</text:p>
          </table:table-cell>
          <table:table-cell table:style-name="ce29" office:value-type="string" calcext:value-type="string">
            <text:p>q_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</text:p>
          </table:table-cell>
          <table:table-cell table:style-name="ce29" office:value-type="float" office:value="0.168" calcext:value-type="float">
            <text:p>0,168</text:p>
          </table:table-cell>
          <table:table-cell table:style-name="ce29" office:value-type="float" office:value="2.568" calcext:value-type="float">
            <text:p>2,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2" table:style-name="ce30" office:value-type="float" office:value="500" calcext:value-type="float">
            <text:p>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table:style-name="ce30" office:value-type="float" office:value="2100000" calcext:value-type="float">
            <text:p>21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</text:p>
          </table:table-cell>
          <table:table-cell table:style-name="ce29" table:formula="of:=[.B4]" office:value-type="float" office:value="78.006" calcext:value-type="float">
            <text:p>78,006</text:p>
          </table:table-cell>
          <table:table-cell table:style-name="ce29" table:formula="of:=[.B3]" office:value-type="float" office:value="704.478" calcext:value-type="float">
            <text:p>704,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table:style-name="ce29" table:formula="of:=+(5/384)*([.B13]*[.B14]^4)/([.B15]*[.B16])" office:value-type="float" office:value="0.834604603064721" calcext:value-type="float">
            <text:p>0,835</text:p>
          </table:table-cell>
          <table:table-cell table:style-name="ce29" table:formula="of:=+(5/384)*([.C13]*[.C14]^4)/([.C15]*[.C16])" office:value-type="float" office:value="1.41262564689911" calcext:value-type="float">
            <text:p>1,41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_total =</text:p>
          </table:table-cell>
          <table:table-cell table:style-name="ce24" table:formula="of:=SQRT([.B17]^2+[.C17]^2)" office:value-type="float" office:value="1.6407547232094" calcext:value-type="float">
            <text:p>1,64</text:p>
          </table:table-cell>
          <table:table-cell table:style-name="ce26" office:value-type="string" calcext:value-type="string">
            <text:p>&lt;</text:p>
          </table:table-cell>
          <table:table-cell table:style-name="ce26" office:value-type="float" office:value="1.66" calcext:value-type="float">
            <text:p>1,6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s" fo:country="A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6" loext:min-decimal-places="16" number:min-integer-digits="1"/>
    </number:number-style>
    <number:number-style style:name="N114">
      <number:number number:decimal-places="17" loext:min-decimal-places="17" number:min-integer-digits="1"/>
    </number:number-style>
    <number:number-style style:name="N115">
      <number:number number:decimal-places="18" loext:min-decimal-places="18" number:min-integer-digits="1"/>
    </number:number-style>
    <number:number-style style:name="N116">
      <number:number number:decimal-places="19" loext:min-decimal-places="19" number:min-integer-digits="1"/>
    </number:number-style>
    <number:number-style style:name="N117">
      <number:number number:decimal-places="20" loext:min-decimal-places="20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06:10:44.194665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04:01:34.542568060</meta:creation-date>
    <dc:date>2018-06-19T06:17:01.571661120</dc:date>
    <meta:editing-duration>PT1H35M43S</meta:editing-duration>
    <meta:editing-cycles>17</meta:editing-cycles>
    <meta:generator>LibreOffice/5.3.2.2$Linux_X86_64 LibreOffice_project/30m0$Build-2</meta:generator>
    <meta:document-statistic meta:table-count="4" meta:cell-count="174" meta:object-count="0"/>
  </office:meta>
</office:document-meta>
</file>